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d1fe" officeooo:paragraph-rsid="0010d1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 input files: <text:line-break/>- CADD</text:p>
      <text:p text:style-name="P1">- Coverage</text:p>
      <text:p text:style-name="P1">- Network</text:p>
      <text:p text:style-name="P1"/>
      <text:p text:style-name="P1"/>
      <text:p text:style-name="P1">CADD: </text:p>
      <text:p text:style-name="P1">always the same file ‘CADD.pl’ for prostate data</text:p>
      <text:p text:style-name="P1"/>
      <text:p text:style-name="P1">Coverage:</text:p>
      <text:p text:style-name="P1">- ‘coverage.pl’ → mutation frequencies not corrected (all prostate cancer)</text:p>
      <text:p text:style-name="P1">- ‘coverage_corrected.pl’ → mutation frequencies corrected (all prostate cancer)</text:p>
      <text:p text:style-name="P1">- ‘coverage_corrected_aggr.pl’ → mutation frequencies corrected and only aggresive</text:p>
      <text:p text:style-name="P1">- ‘coverage_corrected_non_aggr.pl’ → mutation frequencies corrected and only non-aggresive</text:p>
      <text:p text:style-name="P1"/>
      <text:p text:style-name="P1">Networks:</text:p>
      <text:p text:style-name="P1">-’network.pl’ → network1</text:p>
      <text:p text:style-name="P1">-’network8.pl’ → network8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4T17:27:08.937442902</meta:creation-date>
    <dc:date>2023-03-14T17:31:40.662880146</dc:date>
    <meta:editing-duration>PT4M1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63" meta:character-count="488" meta:non-whitespace-character-count="436"/>
  </office:meta>
</office:document-meta>
</file>